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gr2" style:family="graphic" style:parent-style-name="standard">
      <style:graphic-properties draw:marker-start="StrokedCircle" draw:textarea-horizontal-align="center" draw:textarea-vertical-align="bottom"/>
    </style:style>
    <style:style style:name="gr3" style:family="graphic" style:parent-style-name="standard">
      <style:graphic-properties draw:marker-start="StrokedDiamond" draw:textarea-horizontal-align="center" draw:textarea-vertical-align="bottom"/>
    </style:style>
    <style:style style:name="gr4" style:family="graphic" style:parent-style-name="standard">
      <style:graphic-properties draw:marker-start="Arrow" draw:textarea-horizontal-align="center" draw:textarea-vertical-align="botto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7" style:family="graphic" style:parent-style-name="standard">
      <style:graphic-properties draw:marker-start="StrokedTriangle" draw:textarea-horizontal-align="center" draw:textarea-vertical-align="bottom"/>
    </style:style>
    <style:style style:name="gr8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9" style:family="graphic" style:parent-style-name="standard">
      <style:graphic-properties draw:marker-start="StrokedHalfCircle" draw:textarea-horizontal-align="center" draw:textarea-vertical-align="bottom"/>
    </style:style>
    <style:style style:name="gr10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2" draw:layer="layout" svg:width="4cm" svg:height="1.62cm" svg:x="1cm" svg:y="5cm">
          <text:p text:style-name="P1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59 59 0 360 Z U 504 89 89 89 90 270"/>
        </draw:custom-shape>
        <draw:custom-shape draw:name="Collaboration" draw:style-name="gr1" draw:text-style-name="P2" draw:layer="layout" svg:width="2.166cm" svg:height="0.62cm" svg:x="2.917cm" svg:y="24.26cm">
          <text:p text:style-name="P1">Collaboration</text:p>
          <draw:enhanced-geometry svg:viewBox="0 0 1000 524" draw:text-areas="0 0 1000 524" draw:type="NonPrimitive" draw:enhanced-path="U 500 262 500 262 0 360 Z N"/>
        </draw:custom-shape>
        <draw:custom-shape draw:name="Artifact" draw:style-name="SolidLine" draw:text-style-name="P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500 500 0 360 Z N F"/>
          </draw:custom-shape>
          <draw:custom-shape draw:name="ActivityFinalInside" draw:style-name="BlackWhite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frame draw:style-name="text" draw:layer="layout" svg:width="2.75cm" svg:height="0.62cm" svg:x="1cm" svg:y="19.5cm">
          <draw:text-box>
            <text:p text:style-name="P1">Activity Final</text:p>
          </draw:text-box>
        </draw:frame>
        <draw:custom-shape draw:name="Decision" draw:style-name="SolidLine" draw:text-style-name="P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500 500 0 360 Z N M 146 146 L 854 854 N M 854 146 L 146 854 N"/>
        </draw:custom-shape>
        <draw:frame draw:style-name="text" draw:layer="layout" svg:width="2.5cm" svg:height="0.62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text" draw:layer="layout" svg:width="2.5cm" svg:height="0.62cm" svg:x="17.25cm" svg:y="2cm">
          <draw:text-box>
            <text:p text:style-name="P1">Stop</text:p>
          </draw:text-box>
        </draw:frame>
        <draw:custom-shape draw:name="InitialNode" draw:style-name="BlackWhite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350 350 0 360 Z N"/>
        </draw:custom-shape>
        <draw:frame draw:style-name="text" draw:layer="layout" svg:width="2.5cm" svg:height="0.62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draw:connector draw:style-name="gr2" draw:text-style-name="P1" draw:layer="layout" svg:x1="1cm" svg:y1="1cm" svg:x2="8cm" svg:y2="1cm">
          <text:p/>
        </draw:connector>
        <draw:frame draw:style-name="text" draw:layer="layout" svg:width="3.5cm" svg:height="0.62cm" svg:x="2.75cm" svg:y="1.5cm">
          <draw:text-box>
            <text:p text:style-name="P1">Interface</text:p>
          </draw:text-box>
        </draw:frame>
        <draw:connector draw:style-name="gr3" draw:text-style-name="P1" draw:layer="layout" svg:x1="1cm" svg:y1="3.5cm" svg:x2="8cm" svg:y2="3.5cm">
          <text:p/>
        </draw:connector>
        <draw:frame draw:style-name="text" draw:layer="layout" svg:width="3.5cm" svg:height="0.62cm" svg:x="2.75cm" svg:y="4cm">
          <draw:text-box>
            <text:p text:style-name="P1">Aggregation</text:p>
          </draw:text-box>
        </draw:frame>
        <draw:connector draw:style-name="gr4" draw:text-style-name="P1" draw:layer="layout" svg:x1="1cm" svg:y1="6cm" svg:x2="8cm" svg:y2="6cm">
          <text:p/>
        </draw:connector>
        <draw:frame draw:style-name="text" draw:layer="layout" svg:width="3.5cm" svg:height="0.62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>
          <text:p/>
        </draw:connector>
        <draw:frame draw:style-name="text" draw:layer="layout" svg:width="3.5cm" svg:height="0.62cm" svg:x="2.75cm" svg:y="9cm">
          <draw:text-box>
            <text:p text:style-name="P1">Composition</text:p>
          </draw:text-box>
        </draw:frame>
        <draw:connector draw:style-name="gr6" draw:text-style-name="P1" draw:layer="layout" svg:x1="1cm" svg:y1="11cm" svg:x2="8cm" svg:y2="11cm">
          <text:p/>
        </draw:connector>
        <draw:frame draw:style-name="text" draw:layer="layout" svg:width="3.5cm" svg:height="0.62cm" svg:x="2.75cm" svg:y="11.5cm">
          <draw:text-box>
            <text:p text:style-name="P1">Dependency</text:p>
          </draw:text-box>
        </draw:frame>
        <draw:connector draw:style-name="gr7" draw:text-style-name="P1" draw:layer="layout" svg:x1="1cm" svg:y1="13.5cm" svg:x2="8cm" svg:y2="13.5cm">
          <text:p/>
        </draw:connector>
        <draw:frame draw:style-name="text" draw:layer="layout" svg:width="3.5cm" svg:height="0.62cm" svg:x="2.75cm" svg:y="14cm">
          <draw:text-box>
            <text:p text:style-name="P1">Generalization</text:p>
          </draw:text-box>
        </draw:frame>
        <draw:connector draw:style-name="gr8" draw:text-style-name="P1" draw:layer="layout" svg:x1="1cm" svg:y1="16cm" svg:x2="8cm" svg:y2="16cm">
          <text:p/>
        </draw:connector>
        <draw:frame draw:style-name="text" draw:layer="layout" svg:width="3.5cm" svg:height="0.62cm" svg:x="2.75cm" svg:y="16.5cm">
          <draw:text-box>
            <text:p text:style-name="P1">Interface Realization</text:p>
          </draw:text-box>
        </draw:frame>
        <draw:connector draw:style-name="gr9" draw:text-style-name="P1" draw:layer="layout" svg:x1="1cm" svg:y1="18.5cm" svg:x2="8cm" svg:y2="18.5cm">
          <text:p/>
        </draw:connector>
        <draw:frame draw:style-name="text" draw:layer="layout" svg:width="3.5cm" svg:height="0.62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>
          <text:p/>
        </draw:connector>
        <draw:frame draw:style-name="text" draw:layer="layout" svg:width="3.5cm" svg:height="0.62cm" svg:x="2.75cm" svg:y="21.5cm">
          <draw:text-box>
            <text:p text:style-name="P1">Connector</text:p>
          </draw:text-box>
        </draw:frame>
        <draw:connector draw:style-name="gr10" draw:text-style-name="P1" draw:layer="layout" svg:x1="1cm" svg:y1="23.5cm" svg:x2="8cm" svg:y2="23.5cm">
          <text:p/>
        </draw:connector>
        <draw:frame draw:style-name="text" draw:layer="layout" svg:width="3.5cm" svg:height="0.62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100 200" svg:d="m0 200 50-200 50 200h-4l-46-196-46 196z"/>
    <draw:marker draw:name="FilledDiamond" svg:viewBox="0 0 10 20" svg:d="m5 0 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 50 100-50 100-50-100 50-100v4l46 96-46 96-46-96 46-96z"/>
    <draw:marker draw:name="StrokedHalfCircle" svg:viewBox="0 0 100 50" svg:d="m100 5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 50-100 50 96h-4l-46-92-46 92h96v4z"/>
    <draw:stroke-dash draw:name="Dash_20_2" draw:display-name="Dash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0-01-24T09:58:05</dc:date>
    <meta:editing-cycles>8</meta:editing-cycles>
    <meta:editing-duration>PT20M51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